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1aa4" officeooo:paragraph-rsid="001e1aa4"/>
    </style:style>
    <style:style style:name="P2" style:family="paragraph" style:parent-style-name="Standard">
      <style:text-properties officeooo:rsid="001f7221" officeooo:paragraph-rsid="001f7221"/>
    </style:style>
    <style:style style:name="P3" style:family="paragraph" style:parent-style-name="Standard">
      <style:text-properties officeooo:rsid="001fa800" officeooo:paragraph-rsid="001fa800"/>
    </style:style>
    <style:style style:name="P4" style:family="paragraph" style:parent-style-name="Standard">
      <style:text-properties officeooo:rsid="001fa800" officeooo:paragraph-rsid="0020b4c2"/>
    </style:style>
    <style:style style:name="P5" style:family="paragraph" style:parent-style-name="Standard">
      <style:text-properties officeooo:rsid="0020b4c2" officeooo:paragraph-rsid="0020b4c2"/>
    </style:style>
    <style:style style:name="P6" style:family="paragraph" style:parent-style-name="Standard">
      <style:text-properties fo:font-weight="normal" officeooo:rsid="0020b4c2" officeooo:paragraph-rsid="0020b4c2" style:font-weight-asian="normal" style:font-weight-complex="normal"/>
    </style:style>
    <style:style style:name="P7" style:family="paragraph" style:parent-style-name="Standard">
      <style:text-properties fo:font-weight="normal" officeooo:rsid="0020b4c2" officeooo:paragraph-rsid="0021fa56" style:font-weight-asian="normal" style:font-weight-complex="normal"/>
    </style:style>
    <style:style style:name="P8" style:family="paragraph" style:parent-style-name="Standard">
      <style:text-properties fo:font-weight="normal" officeooo:rsid="0020b4c2" officeooo:paragraph-rsid="0022504c" style:font-weight-asian="normal" style:font-weight-complex="normal"/>
    </style:style>
    <style:style style:name="P9" style:family="paragraph" style:parent-style-name="Standard">
      <style:text-properties fo:font-weight="normal" officeooo:rsid="001fa800" officeooo:paragraph-rsid="0020b4c2" style:font-weight-asian="normal" style:font-weight-complex="normal"/>
    </style:style>
    <style:style style:name="P10" style:family="paragraph" style:parent-style-name="Standard">
      <style:text-properties fo:font-weight="normal" officeooo:rsid="0022504c" officeooo:paragraph-rsid="0022504c" style:font-weight-asian="normal" style:font-weight-complex="normal"/>
    </style:style>
    <style:style style:name="P11" style:family="paragraph" style:parent-style-name="Standard">
      <style:text-properties fo:font-weight="normal" officeooo:rsid="0022838a" officeooo:paragraph-rsid="0022838a" style:font-weight-asian="normal" style:font-weight-complex="normal"/>
    </style:style>
    <style:style style:name="P12" style:family="paragraph" style:parent-style-name="Standard">
      <style:text-properties fo:font-weight="normal" officeooo:rsid="0022838a" officeooo:paragraph-rsid="002322f5" style:font-weight-asian="normal" style:font-weight-complex="normal"/>
    </style:style>
    <style:style style:name="P13" style:family="paragraph" style:parent-style-name="Standard">
      <style:text-properties fo:font-weight="normal" officeooo:rsid="002322f5" officeooo:paragraph-rsid="002322f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7221" style:font-weight-asian="bold" style:font-weight-complex="bold"/>
    </style:style>
    <style:style style:name="T3" style:family="text">
      <style:text-properties fo:font-weight="bold" officeooo:rsid="0020b4c2" style:font-weight-asian="bold" style:font-weight-complex="bold"/>
    </style:style>
    <style:style style:name="T4" style:family="text">
      <style:text-properties officeooo:rsid="001f7221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gt;A38L</text:p>
      <text:p text:style-name="Standard"><text:span text:style-name="T1">MSRVRISLIYLYTLVVITTTKT</text:span>IEYTACNDTIIIPCTIDNPTKYIRWKLDNHDILTYNKTSKTTILSKWHTSARLHSLSDSDVSLIMEYKDILPGTYTCGDNTGIKSTVKLVQLHTNWFNDYQTMLMFIFTGITLFLLFLEITYTSISVVFSTNLGILQVFGCVIAMIELCGAFLFYPSMFTLRHIIGLLMMTLPSIFLIITKVFSFWLLCKSSCAVHLIIYYQLAGYILTVLGLGLSLKECVDGTLLLSGLGTIMVSEHFSLLFLVCFPSTQRDYY</text:p>
      <text:p text:style-name="P1">Note: Novel prediction not seen in Uniprot Proteins!</text:p>
      <text:p text:style-name="P1"/>
      <text:p text:style-name="P2">&gt;C8L</text:p>
      <text:p text:style-name="P2"><text:span text:style-name="T1">MSAIRFIACLYLISIFGNC</text:span>HEDPYYQPFDKLNITLDIYTYEDLVPYTVDNDTTSFVKIYFKNFWITVMTKWCAPFIDTVSVYTSHDNLNIQFYSRDEYDTQSEDKICTIDVKARCKHLTKREVTVQQEAYRYSLSSDLSCFDSIDLEIDLIETNSTDTTVLKSYELMLPKRAKSIHN</text:p>
      <text:p text:style-name="P2">Note: Uniprot predicts signal peptide as <text:span text:style-name="T1">MSAIRFIACLYLISIFGNCHE</text:span></text:p>
      <text:p text:style-name="P2"><text:span text:style-name="T1"/></text:p>
      <text:p text:style-name="P2">&gt;HA</text:p>
      <text:p text:style-name="P2"><text:span text:style-name="T1">MTRLPILLLLISLVYA</text:span>TPFPQTSKKIGDDATLSCNRNNTNDYVVMSAWYKEPNSIILLAAKSDVLYFDNYTKDKISYDSPYDDLVTTITIKSLTARDAGTYVCAFFMTSPTNDTDKVDYEEYSTELIVNTDSESTIDIILSGSTHSPETSSEKPDYIDNSNCSSVFEIATPEPITDNVEDHTDTVTYTSDSINTVSASSGESTTDETPEPITDKEEDHTVTDTVSYTTVSTSSGIVTTKSTTDDADLYDTYNDNDTVPSTTVGGSTTSISNYKTKDFVEIFGITALIILSAVAIFCITYYIYNKRSRKYKTENKV</text:p>
      <text:p text:style-name="P3">Note: Unprot predicts same signal peptide</text:p>
      <text:p text:style-name="P3"/>
      <text:p text:style-name="P3">&gt;B19R_0</text:p>
      <text:p text:style-name="P3"><text:span text:style-name="T1">MKMTMKMMVHIYFVSLLLLLFHSYA</text:span>IDIENEITEFFNKMRDTLPAKDSKWLNPACMFGGTMNDIAALGEPFSAKCPPIEDSLLSHRYKDYVVKWERLEKNRRRQVSNKRVKHGDLWIANYTSKFSNRRYLCTVTTKNGDCVQGIVRSHIKKPPSCIPKTYELGTHDKYGIDLYCGILYAKHYNNITWYKDNKEINIDDIKYSQTGKKLIIHNPELEDSGRYNCYVHYDDVRIKM</text:p>
      <text:p text:style-name="P4"><text:span text:style-name="T4">Note: Uniprot predicts signal peptide as </text:span><text:span text:style-name="T1">MTMKMMVHIYFVSLLLLLF</text:span></text:p>
      <text:p text:style-name="P4"><text:span text:style-name="T1"/></text:p>
      <text:p text:style-name="P5"><text:span text:style-name="T1">&gt;</text:span><text:span text:style-name="T5">E10R</text:span></text:p>
      <text:p text:style-name="P6"><text:span text:style-name="T1">MNPKHWGRAVWTIIFIVLSQAGLDG</text:span>NIEACKRKLYTIVSTLPCPACRRHATIAIEDNNVMSSDDLNYIYYFFIRLFNNLASDPKYAIDVTKVNPL</text:p>
      <text:p text:style-name="P9"><text:span text:style-name="T4">Note: Uniprot predicts signal peptide as </text:span><text:span text:style-name="T2">MNPKHWGR</text:span></text:p>
      <text:p text:style-name="P9"><text:span text:style-name="T2"/></text:p>
      <text:p text:style-name="P6"><text:span text:style-name="T2">&gt;</text:span>B8R</text:p>
      <text:p text:style-name="P6"><text:span text:style-name="T1">MRYIIILAVLFINSIHA</text:span>KITSYKFESVNFDSKIEWTGDGLYNISLKNYGIKTWQTMYTNVPEGTYDISAFPKNDFVSFWVKFEQGDYKVEEYCTGPPTVTLTEYDDHPYATRGSKKIPIYKRGDMCDIYLLYTANFTFGDSKEPVPYDIDDYDCTSTGCSIDFVTTEKVCVTAQGATEGFLEKITPWSSKVCLTPKKSVYTCAIRSKEDVPNFKDKMARVIKRKFN</text:p>
      <text:p text:style-name="P7"><text:span text:style-name="T4">Note: Uniprot predicts signal peptide as </text:span><text:span text:style-name="T1">MRYIIILAVLFIN</text:span></text:p>
      <text:p text:style-name="P7"><text:span text:style-name="T1"/></text:p>
      <text:p text:style-name="P10">&gt;B7R</text:p>
      <text:p text:style-name="P10"><text:span text:style-name="T1">MYKKLITFLFVIGALASYS</text:span>NNEYTPFNKLSVKLYIDGVDNIENSYTDDNNELVLNFKEYTISIITESCDVGFDSIDIDVINDYKIIDMSTIQRRGHTCRISTKLSCHYDKYPYIHKYDGDERQYSITAEGKCYKGIKYEISMINDDTLLRKHTLKIGSTYIFDRHGHSNTYYSKYDF</text:p>
      <text:p text:style-name="P8"><text:span text:style-name="T4">Note: Uniprot predicts signal peptide as </text:span><text:span text:style-name="T1">MYKKLITFLFVIGALA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/>
      <text:p text:style-name="P11"/>
      <text:p text:style-name="P11"><text:soft-page-break/><text:span text:style-name="T1">&gt;</text:span>A28L</text:p>
      <text:p text:style-name="P11"><text:span text:style-name="T1">MNSLSIFFIVVATAAVCLLFIQG</text:span>YSIYENYGNIKEFNATHAAFEYSKSIGGTPALDRRVQDVNDTISDVKQKWRCVVYPGNGFVSASIFGFQAEVGPNNTRSIRKFNTMQQCIDFTFSDVININIYNPCVVPNINNAECQFLKSVL</text:p>
      <text:p text:style-name="P11"><text:span text:style-name="T4">Uniprot predicts signal peptide as </text:span><text:span text:style-name="T1">MNSLSIFFIVVATAAVCLLFI</text:span></text:p>
      <text:p text:style-name="P11"><text:span text:style-name="T1"/></text:p>
      <text:p text:style-name="P11">&gt;B16R</text:p>
      <text:p text:style-name="P11"><text:span text:style-name="T1">MSILPVIFLSIFFYSSFVQT</text:span>FNAPECIDKGQYFASFMELENEPVILPCPQINTLSSGYNILDILWEKRGADNDRIIPIDNGSNMLILNPTQSDSGIYICITTNETYCDMMSLNLTIVSVSESNIDLISYPQIVNERSTGEMVCPNINAFIASNVNADIIWSGHRRLRNKRLKQRTPGIITIEDVRKNDAGYYTCVLEYIYGGKTYNVTRIVKLEVRDKIIPSTMQLPEGVVTSIGSNLTIACRVSLRPPTTDADVFWISNGMYYEEDDGDGDGRISVANKIYMTDKRRVITSRLNINPVKEEDATTFTCMAFTIPSISKTVTVSIT</text:p>
      <text:p text:style-name="P11"><text:span text:style-name="T4">Uniprot predicts signal peptide as </text:span><text:span text:style-name="T1">MSILPVIFLSIFFYSSFV</text:span></text:p>
      <text:p text:style-name="P11"><text:span text:style-name="T1"/></text:p>
      <text:p text:style-name="P11">&gt;SPI-3</text:p>
      <text:p text:style-name="P11"><text:span text:style-name="T1">MIALLILSLTCSA</text:span>STYRLQGFTNAGIVAYKNIQDDNIVFSPFGYSFSMFMSLLPASGNTRIELLKTMDLRKRDLGPAFTELISGLAKLKTSKYTYTDLTYQSFVDNTVCIKPSYYQQYHRFGLYRLNFRRDAVNKINSIVERRSGMSNVVDSNMLDNNTLWAIINTIYFKGIWQYPFDITKTRNASFTNKYGTKTVPMMNVVTKLQGNTITIDDKEYDMVRLPYKDANISMYLAIGDNMTHFTDSITAAKLDYWSFQLGNKVYNLKLPKFSIENKRDIKSIAEMMAPSMFNPDNASFKHMTRDPLYIYKMFQNAKIDVDEQGTVAEASTIMVATARSSPEKLEFNTPFVFIIRHDITGFILFMGKVESP</text:p>
      <text:p text:style-name="P12"><text:span text:style-name="T4">Uniprot predicts signal peptide as </text:span><text:span text:style-name="T1">MIALLILSLTCSAST</text:span></text:p>
      <text:p text:style-name="P12"/>
      <text:p text:style-name="P13">&gt;A39R</text:p>
      <text:p text:style-name="P13"><text:span text:style-name="T1">MIPLLFILFYFANG</text:span>IEWHKFETSEEIISTYLLDDVLYTGVNGAVYTFSNNKLNKTGLTNNNYITTSIKVEDAEPITEIPNVGK</text:p>
      <text:p text:style-name="P12"><text:span text:style-name="T4">Uniprot predicts signal peptide as </text:span><text:span text:style-name="T2">MIPLLFILFYFANG</text:span></text:p>
      <text:p text:style-name="P12"><text:span text:style-name="T3"/></text:p>
      <text:p text:style-name="P13">&gt;PS/HR</text:p>
      <text:p text:style-name="P13"><text:span text:style-name="T1">MKTISVVTLLCVLPAVVYS</text:span>TCTVPTMNNAKLTSTETSFNNNQKVTFTCDQGYHSSDPNAVCETDKWKYENPCKKMCTVSDYISELYNKPLYEVNSTMTLSCNGETKYFRCEEKNGNTSWNDTVTCPNAECQPLQLEHGSCQPVKEKYSFGEYITINCDVGYEVIGASYISCTANSWNVIPSCQQKCDIPSLSNGLISGSTFSIGGVIHLSCKSGFILTGSPSSTCIDGKWNPILPTCVRSNEKFDPVDDGPDDETDLSKLSKDVVQYEQEIESLEATYHIIIVALTIMGVIFLISVIVLVCSCDKNNDQY</text:p>
      <text:p text:style-name="P12"><text:span text:style-name="T4">Uniprot predicts signal peptide as </text:span><text:span text:style-name="T2">MKTISVVTLLCVLPAVV</text:span></text:p>
      <text:p text:style-name="P6"/>
      <text:p text:style-name="P13"><text:span text:style-name="T4">&gt;</text:span>A43R</text:p>
      <text:p text:style-name="P9"><text:span text:style-name="T1">MMMMKWIISILTMSIMPVLA</text:span>YSSSIFRFHSEDVELCYGHLYFDRIYNVVNIKYNPHIPYRYNFINRTLTVDELDDNVFFTHGYFLKHKYGSLNPSLIVSLSGNLKYNDIQCSVNVSCLIKNLATSTSTILTSKHKTYSLHRSTCITIIGYDSIIWYKDINDIYDFTAICMLIASTLIVTIYVFKKIKMNS</text:p>
      <text:p text:style-name="P12"><text:span text:style-name="T4">Uniprot predicts signal peptide as </text:span><text:span text:style-name="T2">MMMMKWIISILTMSIMPVLAY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9T13:34:17.055185643</meta:creation-date>
    <dc:date>2020-08-29T15:45:30.856588764</dc:date>
    <meta:editing-duration>PT23S</meta:editing-duration>
    <meta:editing-cycles>1</meta:editing-cycles>
    <meta:document-statistic meta:table-count="0" meta:image-count="0" meta:object-count="0" meta:page-count="2" meta:paragraph-count="39" meta:word-count="111" meta:character-count="3681" meta:non-whitespace-character-count="3609"/>
    <meta:generator>LibreOffice/6.0.7.3$Linux_X86_64 LibreOffice_project/00m0$Build-3</meta:generator>
  </office:meta>
</office:document-meta>
</file>